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Garamond Pro" svg:font-family="'Adobe Garamond Pro'" style:font-family-generic="swiss" style:font-pitch="variable"/>
    <style:font-face style:name="Arial" svg:font-family="Arial" style:font-family-generic="swiss" style:font-pitch="variable"/>
    <style:font-face style:name="BabelStone Han" svg:font-family="'BabelStone Han'" style:font-family-generic="swiss" style:font-pitch="variable"/>
    <style:font-face style:name="DejaVu Sans Condensed" svg:font-family="'DejaVu Sans Condensed'" style:font-family-generic="swiss" style:font-pitch="variable"/>
    <style:font-face style:name="HanaMinA" svg:font-family="HanaMinA" style:font-family-generic="swiss" style:font-pitch="variable"/>
    <style:font-face style:name="Sun-ExtA" svg:font-family="Sun-ExtA" style:font-family-generic="swiss" style:font-pitch="variable"/>
    <style:font-face style:name="jizura2" svg:font-family="jizura2" style:font-family-generic="swiss" style:font-pitch="variable"/>
    <style:font-face style:name="sunflower-u-cjk-xb" svg:font-family="sunflower-u-cjk-xb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3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637cm" fo:break-before="page" style:use-optimal-row-height="false"/>
    </style:style>
    <style:style style:name="ro3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rokecode">
      <style:table-cell-properties fo:border-bottom="none" fo:border-left="0.002cm solid #000000" fo:border-right="none" fo:border-top="none"/>
    </style:style>
    <style:style style:name="ce2" style:family="table-cell" style:parent-style-name="glyph">
      <style:text-properties style:font-name="Sun-ExtA" style:font-name-asian="Sun-ExtA"/>
    </style:style>
    <style:style style:name="ce3" style:family="table-cell" style:parent-style-name="glyph">
      <style:text-properties style:font-name="jizura2" style:font-name-asian="jizura2"/>
    </style:style>
    <style:style style:name="ce4" style:family="table-cell" style:parent-style-name="glyph">
      <style:text-properties style:font-name="sunflower-u-cjk-xb" style:font-name-asian="sunflower-u-cjk-xb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Arial"/>
    </style:style>
    <style:style style:name="ce6" style:family="table-cell" style:parent-style-name="glyph">
      <style:text-properties style:text-outline="false" style:text-line-through-style="none" style:font-name="sunflower-u-cjk-xb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unflower-u-cjk-xb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style:font-name-asian="Arial"/>
    </style:style>
    <style:style style:name="ce8" style:family="table-cell" style:parent-style-name="tree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"/>
    </style:style>
    <style:style style:name="ce10" style:family="table-cell" style:parent-style-name="missing">
      <style:table-cell-properties fo:border-bottom="none" fo:border-left="0.002cm solid #000000" fo:border-right="none" fo:border-top="none"/>
    </style:style>
    <style:style style:name="ce11" style:family="table-cell" style:parent-style-name="Default" style:data-style-name="N100">
      <style:table-cell-properties style:vertical-align="middle"/>
      <style:text-properties style:font-name="Arial" style:font-name-asian="Ari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strokecode"/>
        <table:table-column table:style-name="co3" table:default-cell-style-name="empty"/>
        <table:table-column table:style-name="co3" table:default-cell-style-name="ce5"/>
        <table:table-column table:style-name="co3" table:number-columns-repeated="5" table:default-cell-style-name="ce7"/>
        <table:table-column table:style-name="co3" table:number-columns-repeated="8" table:default-cell-style-name="ce9"/>
        <table:table-column table:style-name="co3" table:number-columns-repeated="3" table:default-cell-style-name="empty"/>
        <table:table-column table:style-name="co4" table:default-cell-style-name="ce10"/>
        <table:table-column table:style-name="co5" table:default-cell-style-name="fncr"/>
        <table:table-column table:style-name="co6" table:default-cell-style-name="ce11"/>
        <table:table-column table:style-name="co1" table:number-columns-repeated="994" table:default-cell-style-name="ce11"/>
        <table:table-column table:style-name="co1" table:number-columns-repeated="7" table:default-cell-style-name="Default"/>
        <table:table-row table:style-name="ro1" table:number-rows-repeated="2">
          <table:table-cell table:number-columns-repeated="3"/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</text:p>
          </table:table-cell>
          <table:table-cell table:style-name="ce2" office:value-type="string">
            <text:p>丿</text:p>
          </table:table-cell>
          <table:table-cell table:style-name="empty" table:number-columns-repeated="14"/>
          <table:table-cell table:number-columns-repeated="4"/>
          <table:table-cell office:value-type="string">
            <text:p>u-cjk-4e3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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b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1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𠂉</text:p>
          </table:table-cell>
          <table:table-cell table:style-name="empty" table:number-columns-repeated="13"/>
          <table:table-cell table:number-columns-repeated="4"/>
          <table:table-cell office:value-type="string">
            <text:p>u-cjk-xb-2008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1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钅</text:p>
          </table:table-cell>
          <table:table-cell table:style-name="empty" table:number-columns-repeated="12"/>
          <table:table-cell table:number-columns-repeated="4"/>
          <table:table-cell office:value-type="string">
            <text:p>u-cjk-948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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9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┌</text:p>
          </table:table-cell>
          <table:table-cell table:style-name="ce2" office:value-type="string">
            <text:p>午</text:p>
          </table:table-cell>
          <table:table-cell table:style-name="empty" table:number-columns-repeated="7"/>
          <table:table-cell table:number-columns-repeated="4"/>
          <table:table-cell office:value-type="string">
            <text:p>u-cjk-534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ce2" office:value-type="string">
            <text:p>牛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25b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31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生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51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1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甡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52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年</text:p>
          </table:table-cell>
          <table:table-cell table:style-name="empty" table:number-columns-repeated="6"/>
          <table:table-cell table:number-columns-repeated="4"/>
          <table:table-cell office:value-type="string">
            <text:p>u-cjk-5e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𦈢</text:p>
          </table:table-cell>
          <table:table-cell table:style-name="empty" table:number-columns-repeated="6"/>
          <table:table-cell table:number-columns-repeated="4"/>
          <table:table-cell office:value-type="string">
            <text:p>u-cjk-xb-262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222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</text:p>
          </table:table-cell>
          <table:table-cell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jzr-fig-e18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3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朱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673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5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3" office:value-type="string">
            <text:p>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jzr-fig-e1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52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缶</text:p>
          </table:table-cell>
          <table:table-cell table:style-name="empty" table:number-columns-repeated="6"/>
          <table:table-cell table:number-columns-repeated="4"/>
          <table:table-cell office:value-type="string">
            <text:p>u-cjk-7f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34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┌</text:p>
          </table:table-cell>
          <table:table-cell table:style-name="ce2" office:value-type="string">
            <text:p>失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593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矢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77e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气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6c1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number-columns-repeated="4" table:style-name="tree" office:value-type="string">
            <text:p>─</text:p>
          </table:table-cell>
          <table:table-cell table:style-name="ce3" office:value-type="string">
            <text:p></text:p>
          </table:table-cell>
          <table:table-cell table:style-name="empty" table:number-columns-repeated="8"/>
          <table:table-cell table:number-columns-repeated="4"/>
          <table:table-cell office:value-type="string">
            <text:p>jzr-fig-e13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/>
          <table:table-cell table:style-name="empty" table:number-columns-repeated="2"/>
          <table:table-cell table:style-name="tree" office:value-type="string">
            <text:p>├</text:p>
          </table:table-cell>
          <table:table-cell table:style-name="ce2" office:value-type="string">
            <text:p>竹</text:p>
          </table:table-cell>
          <table:table-cell table:style-name="empty" table:number-columns-repeated="7"/>
          <table:table-cell table:number-columns-repeated="4"/>
          <table:table-cell office:value-type="string">
            <text:p>u-cjk-7af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4" office:value-type="string">
            <text:p>𠂒</text:p>
          </table:table-cell>
          <table:table-cell table:style-name="empty" table:number-columns-repeated="6"/>
          <table:table-cell table:number-columns-repeated="4"/>
          <table:table-cell office:value-type="string">
            <text:p>u-cjk-xb-2009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牜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6"/>
          <table:table-cell table:number-columns-repeated="4"/>
          <table:table-cell office:value-type="string">
            <text:p>u-cjk-725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1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└</text:p>
          </table:table-cell>
          <table:table-cell table:style-name="ce2" office:value-type="string">
            <text:p>乍</text:p>
          </table:table-cell>
          <table:table-cell table:style-name="tree" office:value-type="string">
            <text:p>│</text:p>
          </table:table-cell>
          <table:table-cell table:style-name="empty" table:number-columns-repeated="6"/>
          <table:table-cell table:number-columns-repeated="4"/>
          <table:table-cell office:value-type="string">
            <text:p>u-cjk-4e4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251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/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告</text:p>
          </table:table-cell>
          <table:table-cell table:style-name="empty" table:number-columns-repeated="5"/>
          <table:table-cell table:number-columns-repeated="4"/>
          <table:table-cell office:value-type="string">
            <text:p>u-cjk-544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35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/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先</text:p>
          </table:table-cell>
          <table:table-cell table:style-name="empty" table:number-columns-repeated="5"/>
          <table:table-cell table:number-columns-repeated="4"/>
          <table:table-cell office:value-type="string">
            <text:p>u-cjk-514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35x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/>
          <table:table-cell table:style-name="empty" table:number-columns-repeated="2"/>
          <table:table-cell table:style-name="tree" office:value-type="string">
            <text:p>└</text:p>
          </table:table-cell>
          <table:table-cell table:style-name="ce2" office:value-type="string">
            <text:p>兟</text:p>
          </table:table-cell>
          <table:table-cell table:style-name="empty" table:number-columns-repeated="4"/>
          <table:table-cell table:number-columns-repeated="4"/>
          <table:table-cell office:value-type="string">
            <text:p>u-cjk-515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552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┌</text:p>
          </table:table-cell>
          <table:table-cell table:style-name="ce4" office:value-type="string">
            <text:p>𣶒</text:p>
          </table:table-cell>
          <table:table-cell table:style-name="empty"/>
          <table:table-cell table:style-name="tree"/>
          <table:table-cell table:style-name="empty" table:number-columns-repeated="8"/>
          <table:table-cell table:number-columns-repeated="4"/>
          <table:table-cell office:value-type="string">
            <text:p>u-cjk-xb-23d9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</text:p>
          </table:table-cell>
          <table:table-cell table:style-name="tree" office:value-type="string">
            <text:p>│</text:p>
          </table:table-cell>
          <table:table-cell table:style-name="empty" table:number-columns-repeated="11"/>
          <table:table-cell table:number-columns-repeated="4"/>
          <table:table-cell office:value-type="string">
            <text:p>jzr-fig-e2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5212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</text:p>
          </table:table-cell>
          <table:table-cell table:style-name="empty" table:number-columns-repeated="11"/>
          <table:table-cell table:number-columns-repeated="4"/>
          <table:table-cell office:value-type="string">
            <text:p>jzr-fig-e2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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1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4x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4" office:value-type="string">
            <text:p>𥫗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5ad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1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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┌</text:p>
          </table:table-cell>
          <table:table-cell table:style-name="ce2" office:value-type="string">
            <text:p>手</text:p>
          </table:table-cell>
          <table:table-cell table:style-name="empty" table:number-columns-repeated="9"/>
          <table:table-cell table:number-columns-repeated="4"/>
          <table:table-cell office:value-type="string">
            <text:p>u-cjk-624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21234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乗</text:p>
          </table:table-cell>
          <table:table-cell table:style-name="empty" table:number-columns-repeated="8"/>
          <table:table-cell table:number-columns-repeated="4"/>
          <table:table-cell office:value-type="string">
            <text:p>u-cjk-4e5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221252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𡸁</text:p>
          </table:table-cell>
          <table:table-cell table:style-name="empty" table:number-columns-repeated="8"/>
          <table:table-cell table:number-columns-repeated="4"/>
          <table:table-cell office:value-type="string">
            <text:p>u-cjk-xb-21e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龵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9fb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331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幷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5e7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5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┌</text:p>
          </table:table-cell>
          <table:table-cell table:style-name="ce4" office:value-type="string">
            <text:p>𣬛</text:p>
          </table:table-cell>
          <table:table-cell table:style-name="empty" table:number-columns-repeated="5"/>
          <table:table-cell table:number-columns-repeated="4"/>
          <table:table-cell office:value-type="string">
            <text:p>u-cjk-xb-23b1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5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tree" office:value-type="string">
            <text:p>┈</text:p>
          </table:table-cell>
          <table:table-cell table:style-name="ce8" office:value-type="string">
            <text:p>┬</text:p>
          </table:table-cell>
          <table:table-cell table:style-name="ce2" office:value-type="string">
            <text:p>毛</text:p>
          </table:table-cell>
          <table:table-cell table:style-name="empty" table:number-columns-repeated="6"/>
          <table:table-cell table:number-columns-repeated="4"/>
          <table:table-cell office:value-type="string">
            <text:p>u-cjk-6bd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5x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㲎</text:p>
          </table:table-cell>
          <table:table-cell table:style-name="empty" table:number-columns-repeated="5"/>
          <table:table-cell table:number-columns-repeated="4"/>
          <table:table-cell office:value-type="string">
            <text:p>u-cjk-xa-3c8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15xx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毳</text:p>
          </table:table-cell>
          <table:table-cell table:style-name="empty" table:number-columns-repeated="5"/>
          <table:table-cell table:number-columns-repeated="4"/>
          <table:table-cell office:value-type="string">
            <text:p>u-cjk-6bf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6" office:value-type="string">
            <text:p>𠀆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00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┌</text:p>
          </table:table-cell>
          <table:table-cell table:style-name="ce4" office:value-type="string">
            <text:p>𠂌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008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2" office:value-type="string">
            <text:p>千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534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ce4" office:value-type="string">
            <text:p>𡈼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123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壬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58e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22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垂</text:p>
          </table:table-cell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578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15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我</text:p>
          </table:table-cell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621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2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舌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820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3215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臿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81f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𥝌</text:p>
          </table:table-cell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574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3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禾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9b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34x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秝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9d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343415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4" office:value-type="string">
            <text:p>𡷩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1de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1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4" office:value-type="string">
            <text:p>𢆍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xb-2218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112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ce2" office:value-type="string">
            <text:p>重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91c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431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ce3" office:value-type="string">
            <text:p>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jzr-fig-e14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25431211444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ce2" office:value-type="string">
            <text:p>熏</text:p>
          </table:table-cell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718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32151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3" office:value-type="string">
            <text:p>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jzr-fig-e23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夭</text:p>
          </table:table-cell>
          <table:table-cell table:style-name="empty" table:number-columns-repeated="4"/>
          <table:table-cell table:style-name="tree" office:value-type="string">
            <text:p>│</text:p>
          </table:table-cell>
          <table:table-cell table:style-name="empty" table:number-columns-repeated="7"/>
          <table:table-cell table:number-columns-repeated="4"/>
          <table:table-cell office:value-type="string">
            <text:p>u-cjk-592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5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5"/>
          <table:table-cell table:style-name="ce2" office:value-type="string">
            <text:p>乇</text:p>
          </table:table-cell>
          <table:table-cell table:style-name="empty" table:number-columns-repeated="7"/>
          <table:table-cell table:number-columns-repeated="4"/>
          <table:table-cell office:value-type="string">
            <text:p>u-cjk-4e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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9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51123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ce2" office:value-type="string">
            <text:p>秉</text:p>
          </table:table-cell>
          <table:table-cell table:style-name="empty" table:number-columns-repeated="11"/>
          <table:table-cell table:number-columns-repeated="4"/>
          <table:table-cell office:value-type="string">
            <text:p>u-cjk-79c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1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长</text:p>
          </table:table-cell>
          <table:table-cell table:style-name="empty" table:number-columns-repeated="12"/>
          <table:table-cell table:number-columns-repeated="4"/>
          <table:table-cell office:value-type="string">
            <text:p>u-cjk-957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2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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片</text:p>
          </table:table-cell>
          <table:table-cell table:style-name="empty" table:number-columns-repeated="12"/>
          <table:table-cell table:number-columns-repeated="4"/>
          <table:table-cell office:value-type="string">
            <text:p>u-cjk-72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川</text:p>
          </table:table-cell>
          <table:table-cell table:style-name="empty" table:number-columns-repeated="12"/>
          <table:table-cell table:number-columns-repeated="4"/>
          <table:table-cell office:value-type="string">
            <text:p>u-cjk-5dd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3" office:value-type="string">
            <text:p></text:p>
          </table:table-cell>
          <table:table-cell table:style-name="empty" table:number-columns-repeated="11"/>
          <table:table-cell table:number-columns-repeated="4"/>
          <table:table-cell office:value-type="string">
            <text:p>jzr-fig-e11d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2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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number-columns-repeated="4" table:style-name="tree" office:value-type="string">
            <text:p>─</text:p>
          </table:table-cell>
          <table:table-cell table:style-name="ce4" office:value-type="string">
            <text:p>𠀉</text:p>
          </table:table-cell>
          <table:table-cell table:style-name="empty" table:number-columns-repeated="8"/>
          <table:table-cell table:number-columns-repeated="4"/>
          <table:table-cell office:value-type="string">
            <text:p>u-cjk-xb-200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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18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13554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段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6bb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343451145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┌</text:p>
          </table:table-cell>
          <table:table-cell table:style-name="ce4" office:value-type="string">
            <text:p>𦥯</text:p>
          </table:table-cell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3"/>
          <table:table-cell office:value-type="string">
            <text:p>x</text:p>
          </table:table-cell>
          <table:table-cell office:value-type="string">
            <text:p>u-cjk-xb-2696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51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𦥑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xb-2695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5111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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22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151145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3" office:value-type="string">
            <text:p>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22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21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└</text:p>
          </table:table-cell>
          <table:table-cell table:style-name="ce2" office:value-type="string">
            <text:p>丘</text:p>
          </table:table-cell>
          <table:table-cell table:style-name="empty" table:number-columns-repeated="7"/>
          <table:table-cell table:number-columns-repeated="4"/>
          <table:table-cell office:value-type="string">
            <text:p>u-cjk-4e1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213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5"/>
          <table:table-cell table:style-name="tree" office:value-type="string">
            <text:p>├</text:p>
          </table:table-cell>
          <table:table-cell table:style-name="ce2" office:value-type="string">
            <text:p>乒</text:p>
          </table:table-cell>
          <table:table-cell table:style-name="empty" table:number-columns-repeated="6"/>
          <table:table-cell table:number-columns-repeated="4"/>
          <table:table-cell office:value-type="string">
            <text:p>u-cjk-4e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2134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5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兵</text:p>
          </table:table-cell>
          <table:table-cell table:style-name="empty" table:number-columns-repeated="5"/>
          <table:table-cell table:number-columns-repeated="4"/>
          <table:table-cell office:value-type="string">
            <text:p>u-cjk-51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214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5"/>
          <table:table-cell table:style-name="tree" office:value-type="string">
            <text:p>└</text:p>
          </table:table-cell>
          <table:table-cell table:style-name="ce2" office:value-type="string">
            <text:p>乓</text:p>
          </table:table-cell>
          <table:table-cell table:style-name="empty" table:number-columns-repeated="6"/>
          <table:table-cell table:number-columns-repeated="4"/>
          <table:table-cell office:value-type="string">
            <text:p>u-cjk-4e5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51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臼</text:p>
          </table:table-cell>
          <table:table-cell table:style-name="empty" table:number-columns-repeated="12"/>
          <table:table-cell table:number-columns-repeated="4"/>
          <table:table-cell office:value-type="string">
            <text:p>u-cjk-81f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511254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叟</text:p>
          </table:table-cell>
          <table:table-cell table:style-name="empty" table:number-columns-repeated="11"/>
          <table:table-cell table:number-columns-repeated="4"/>
          <table:table-cell office:value-type="string">
            <text:p>u-cjk-53d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51134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臾</text:p>
          </table:table-cell>
          <table:table-cell table:style-name="empty" table:number-columns-repeated="11"/>
          <table:table-cell table:number-columns-repeated="4"/>
          <table:table-cell office:value-type="string">
            <text:p>u-cjk-81f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5115445445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鼠</text:p>
          </table:table-cell>
          <table:table-cell table:style-name="empty" table:number-columns-repeated="11"/>
          <table:table-cell table:number-columns-repeated="3"/>
          <table:table-cell office:value-type="string">
            <text:p>x</text:p>
          </table:table-cell>
          <table:table-cell office:value-type="string">
            <text:p>u-cjk-9f2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2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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3" office:value-type="string">
            <text:p></text:p>
          </table:table-cell>
          <table:table-cell table:style-name="empty" table:number-columns-repeated="11"/>
          <table:table-cell table:number-columns-repeated="4"/>
          <table:table-cell office:value-type="string">
            <text:p>jzr-fig-e10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number-columns-repeated="2" table:style-name="tree" office:value-type="string">
            <text:p>─</text:p>
          </table:table-cell>
          <table:table-cell table:style-name="ce3" office:value-type="string">
            <text:p></text:p>
          </table:table-cell>
          <table:table-cell table:style-name="empty" table:number-columns-repeated="8"/>
          <table:table-cell table:number-columns-repeated="4"/>
          <table:table-cell office:value-type="string">
            <text:p>jzr-fig-e10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├</text:p>
          </table:table-cell>
          <table:table-cell table:style-name="ce2" office:value-type="string">
            <text:p>白</text:p>
          </table:table-cell>
          <table:table-cell table:style-name="empty" table:number-columns-repeated="7"/>
          <table:table-cell table:number-columns-repeated="4"/>
          <table:table-cell office:value-type="string">
            <text:p>u-cjk-767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㿟</text:p>
          </table:table-cell>
          <table:table-cell table:style-name="empty" table:number-columns-repeated="6"/>
          <table:table-cell table:number-columns-repeated="4"/>
          <table:table-cell office:value-type="string">
            <text:p>u-cjk-xa-3fd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x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皛</text:p>
          </table:table-cell>
          <table:table-cell table:style-name="empty" table:number-columns-repeated="6"/>
          <table:table-cell table:number-columns-repeated="4"/>
          <table:table-cell office:value-type="string">
            <text:p>u-cjk-769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自</text:p>
          </table:table-cell>
          <table:table-cell table:style-name="empty" table:number-columns-repeated="6"/>
          <table:table-cell table:number-columns-repeated="4"/>
          <table:table-cell office:value-type="string">
            <text:p>u-cjk-81e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number-columns-repeated="2" table:style-name="tree" office:value-type="string">
            <text:p>─</text:p>
          </table:table-cell>
          <table:table-cell table:style-name="ce4" office:value-type="string">
            <text:p>𨈑</text:p>
          </table:table-cell>
          <table:table-cell table:style-name="empty" table:number-columns-repeated="3"/>
          <table:table-cell table:number-columns-repeated="4"/>
          <table:table-cell office:value-type="string">
            <text:p>u-cjk-xb-2821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13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├</text:p>
          </table:table-cell>
          <table:table-cell table:style-name="ce2" office:value-type="string">
            <text:p>身</text:p>
          </table:table-cell>
          <table:table-cell table:style-name="empty" table:number-columns-repeated="2"/>
          <table:table-cell table:number-columns-repeated="4"/>
          <table:table-cell office:value-type="string">
            <text:p>u-cjk-8ea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15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3" office:value-type="string">
            <text:p>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4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jzr-fig-e1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15444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鳥</text:p>
          </table:table-cell>
          <table:table-cell table:style-name="tree" office:value-type="string">
            <text:p>│</text:p>
          </table:table-cell>
          <table:table-cell table:style-name="empty" table:number-columns-repeated="4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9ce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25511511534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龜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4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9f9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3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tree" office:value-type="string">
            <text:p>┌</text:p>
          </table:table-cell>
          <table:table-cell table:style-name="ce3" office:value-type="string">
            <text:p></text:p>
          </table:table-cell>
          <table:table-cell table:style-name="empty" table:number-columns-repeated="2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jzr-fig-e10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3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卑</text:p>
          </table:table-cell>
          <table:table-cell table:style-name="empty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535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35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</text:p>
          </table:table-cell>
          <table:table-cell table:style-name="empty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jzr-fig-e15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355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鬼</text:p>
          </table:table-cell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9b3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5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3" office:value-type="string">
            <text:p></text:p>
          </table:table-cell>
          <table:table-cell table:style-name="empty"/>
          <table:table-cell table:number-columns-repeated="2" table:style-name="tree" office:value-type="string">
            <text:p>│</text:p>
          </table:table-cell>
          <table:table-cell table:style-name="empty" table:number-columns-repeated="3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jzr-fig-e1f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15444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烏</text:p>
          </table:table-cell>
          <table:table-cell table:number-columns-repeated="2" table:style-name="tree" office:value-type="string">
            <text:p>│</text:p>
          </table:table-cell>
          <table:table-cell table:style-name="empty" table:number-columns-repeated="3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70c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└</text:p>
          </table:table-cell>
          <table:table-cell table:style-name="ce2" office:value-type="string">
            <text:p>甶</text:p>
          </table:table-cell>
          <table:table-cell table:style-name="empty" table:number-columns-repeated="3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75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1355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└</text:p>
          </table:table-cell>
          <table:table-cell table:style-name="ce2" office:value-type="string">
            <text:p>⿁</text:p>
          </table:table-cell>
          <table:table-cell table:style-name="empty" table:number-columns-repeated="2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rad1-2fc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1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䖝</text:p>
          </table:table-cell>
          <table:table-cell table:style-name="empty" table:number-columns-repeated="6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xa-459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14x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𧔗</text:p>
          </table:table-cell>
          <table:table-cell table:style-name="empty" table:number-columns-repeated="5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xb-2751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521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禹</text:p>
          </table:table-cell>
          <table:table-cell table:style-name="empty" table:number-columns-repeated="5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79b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25451115131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4" office:value-type="string">
            <text:p>𪓝</text:p>
          </table:table-cell>
          <table:table-cell table:style-name="empty" table:number-columns-repeated="6"/>
          <table:table-cell table:style-name="ce8" office:value-type="string">
            <text:p>┊</text:p>
          </table:table-cell>
          <table:table-cell table:style-name="empty" table:number-columns-repeated="3"/>
          <table:table-cell table:number-columns-repeated="4"/>
          <table:table-cell office:value-type="string">
            <text:p>u-cjk-xb-2a4d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3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number-columns-repeated="7" table:style-name="tree" office:value-type="string">
            <text:p>─</text:p>
          </table:table-cell>
          <table:table-cell table:style-name="ce4" office:value-type="string">
            <text:p>𨈐</text:p>
          </table:table-cell>
          <table:table-cell table:style-name="empty" table:number-columns-repeated="3"/>
          <table:table-cell table:number-columns-repeated="4"/>
          <table:table-cell office:value-type="string">
            <text:p>u-cjk-xb-282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35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兎</text:p>
          </table:table-cell>
          <table:table-cell table:style-name="empty" table:number-columns-repeated="10"/>
          <table:table-cell table:number-columns-repeated="4"/>
          <table:table-cell office:value-type="string">
            <text:p>u-cjk-514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4" office:value-type="string">
            <text:p>𠂤</text:p>
          </table:table-cell>
          <table:table-cell table:style-name="empty" table:number-columns-repeated="10"/>
          <table:table-cell table:number-columns-repeated="4"/>
          <table:table-cell office:value-type="string">
            <text:p>u-cjk-xb-200a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151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𨸏</text:p>
          </table:table-cell>
          <table:table-cell table:style-name="empty" table:number-columns-repeated="9"/>
          <table:table-cell table:number-columns-repeated="4"/>
          <table:table-cell office:value-type="string">
            <text:p>u-cjk-xb-28e0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币</text:p>
          </table:table-cell>
          <table:table-cell table:style-name="empty" table:number-columns-repeated="10"/>
          <table:table-cell table:number-columns-repeated="4"/>
          <table:table-cell office:value-type="string">
            <text:p>u-cjk-5e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2135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3" office:value-type="string">
            <text:p></text:p>
          </table:table-cell>
          <table:table-cell table:style-name="empty" table:number-columns-repeated="10"/>
          <table:table-cell table:number-columns-repeated="4"/>
          <table:table-cell office:value-type="string">
            <text:p>jzr-fig-e1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2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3" office:value-type="string">
            <text:p></text:p>
          </table:table-cell>
          <table:table-cell table:style-name="empty" table:number-columns-repeated="10"/>
          <table:table-cell table:number-columns-repeated="4"/>
          <table:table-cell office:value-type="string">
            <text:p>jzr-fig-e23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22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血</text:p>
          </table:table-cell>
          <table:table-cell table:style-name="empty" table:number-columns-repeated="9"/>
          <table:table-cell table:number-columns-repeated="4"/>
          <table:table-cell office:value-type="string">
            <text:p>u-cjk-884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34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𦥓</text:p>
          </table:table-cell>
          <table:table-cell table:style-name="tree" office:value-type="string">
            <text:p>│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695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541</text:p>
          </table:table-cell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└</text:p>
          </table:table-cell>
          <table:table-cell table:number-columns-repeated="3" table:style-name="tree" office:value-type="string">
            <text:p>─</text:p>
          </table:table-cell>
          <table:table-cell table:style-name="ce4" office:value-type="string">
            <text:p>𨈏</text:p>
          </table:table-cell>
          <table:table-cell table:style-name="empty" table:number-columns-repeated="7"/>
          <table:table-cell table:number-columns-repeated="4"/>
          <table:table-cell office:value-type="string">
            <text:p>u-cjk-xb-2820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2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亻</text:p>
          </table:table-cell>
          <table:table-cell table:style-name="empty" table:number-columns-repeated="13"/>
          <table:table-cell table:number-columns-repeated="4"/>
          <table:table-cell office:value-type="string">
            <text:p>u-cjk-4eb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12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𠂛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09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</text:p>
          </table:table-cell>
          <table:table-cell table:style-name="empty" table:number-columns-repeated="12"/>
          <table:table-cell table:number-columns-repeated="4"/>
          <table:table-cell office:value-type="string">
            <text:p>jzr-fig-e21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33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乑</text:p>
          </table:table-cell>
          <table:table-cell table:style-name="empty" table:number-columns-repeated="12"/>
          <table:table-cell table:number-columns-repeated="4"/>
          <table:table-cell office:value-type="string">
            <text:p>u-cjk-4e5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41112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隹</text:p>
          </table:table-cell>
          <table:table-cell table:style-name="empty" table:number-columns-repeated="12"/>
          <table:table-cell table:number-columns-repeated="4"/>
          <table:table-cell office:value-type="string">
            <text:p>u-cjk-96b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411121x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雔</text:p>
          </table:table-cell>
          <table:table-cell table:style-name="empty" table:number-columns-repeated="11"/>
          <table:table-cell table:number-columns-repeated="4"/>
          <table:table-cell office:value-type="string">
            <text:p>u-cjk-96d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411121xx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雦</text:p>
          </table:table-cell>
          <table:table-cell table:style-name="empty" table:number-columns-repeated="11"/>
          <table:table-cell table:number-columns-repeated="4"/>
          <table:table-cell office:value-type="string">
            <text:p>u-cjk-96e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2411121xx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雥</text:p>
          </table:table-cell>
          <table:table-cell table:style-name="empty" table:number-columns-repeated="11"/>
          <table:table-cell table:number-columns-repeated="4"/>
          <table:table-cell office:value-type="string">
            <text:p>u-cjk-96e5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3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</text:p>
          </table:table-cell>
          <table:table-cell table:style-name="empty" table:number-columns-repeated="13"/>
          <table:table-cell table:number-columns-repeated="4"/>
          <table:table-cell office:value-type="string">
            <text:p>jzr-fig-e2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升</text:p>
          </table:table-cell>
          <table:table-cell table:style-name="empty" table:number-columns-repeated="12"/>
          <table:table-cell table:number-columns-repeated="4"/>
          <table:table-cell office:value-type="string">
            <text:p>u-cjk-534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3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𠂆</text:p>
          </table:table-cell>
          <table:table-cell table:style-name="empty" table:number-columns-repeated="13"/>
          <table:table-cell table:number-columns-repeated="4"/>
          <table:table-cell office:value-type="string">
            <text:p>u-cjk-xb-200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𠂋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08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2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2" office:value-type="string">
            <text:p>斤</text:p>
          </table:table-cell>
          <table:table-cell table:style-name="empty" table:number-columns-repeated="10"/>
          <table:table-cell table:number-columns-repeated="4"/>
          <table:table-cell office:value-type="string">
            <text:p>u-cjk-65a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2x</text:p>
          </table:table-cell>
          <table:table-cell table:number-columns-repeated="3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斦</text:p>
          </table:table-cell>
          <table:table-cell table:style-name="empty" table:number-columns-repeated="9"/>
          <table:table-cell table:number-columns-repeated="4"/>
          <table:table-cell office:value-type="string">
            <text:p>u-cjk-65a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225111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盾</text:p>
          </table:table-cell>
          <table:table-cell table:style-name="tree" office:value-type="string">
            <text:p>│</text:p>
          </table:table-cell>
          <table:table-cell table:style-name="empty" table:number-columns-repeated="10"/>
          <table:table-cell table:number-columns-repeated="4"/>
          <table:table-cell office:value-type="string">
            <text:p>u-cjk-76f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24</text:p>
          </table:table-cell>
          <table:table-cell table:number-columns-repeated="3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斥</text:p>
          </table:table-cell>
          <table:table-cell table:style-name="empty" table:number-columns-repeated="9"/>
          <table:table-cell table:number-columns-repeated="4"/>
          <table:table-cell office:value-type="string">
            <text:p>u-cjk-65a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15252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𢁺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207a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332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number-columns-repeated="3" table:style-name="tree" office:value-type="string">
            <text:p>─</text:p>
          </table:table-cell>
          <table:table-cell table:style-name="ce2" office:value-type="string">
            <text:p>爪</text:p>
          </table:table-cell>
          <table:table-cell table:style-name="empty" table:number-columns-repeated="9"/>
          <table:table-cell table:number-columns-repeated="4"/>
          <table:table-cell office:value-type="string">
            <text:p>u-cjk-722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35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𠂢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xb-200a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4" office:value-type="string">
            <text:p>𠔾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xb-2053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11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㐆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xa-34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14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舟</text:p>
          </table:table-cell>
          <table:table-cell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821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反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9"/>
          <table:table-cell table:number-columns-repeated="4"/>
          <table:table-cell office:value-type="string">
            <text:p>u-cjk-53c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44</text:p>
          </table:table-cell>
          <table:table-cell table:style-name="tree" office:value-type="string">
            <text:p>│</text:p>
          </table:table-cell>
          <table:table-cell table:style-name="empty" table:number-columns-repeated="4"/>
          <table:table-cell table:style-name="tree" office:value-type="string">
            <text:p>└</text:p>
          </table:table-cell>
          <table:table-cell table:style-name="ce2" office:value-type="string">
            <text:p>瓜</text:p>
          </table:table-cell>
          <table:table-cell table:style-name="empty" table:number-columns-repeated="8"/>
          <table:table-cell table:number-columns-repeated="4"/>
          <table:table-cell office:value-type="string">
            <text:p>u-cjk-74d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54433544</text:p>
          </table:table-cell>
          <table:table-cell table:style-name="tree" office:value-type="string">
            <text:p>│</text:p>
          </table:table-cell>
          <table:table-cell table:style-name="empty" table:number-columns-repeated="5"/>
          <table:table-cell table:style-name="tree" office:value-type="string">
            <text:p>└</text:p>
          </table:table-cell>
          <table:table-cell table:style-name="ce2" office:value-type="string">
            <text:p>㼌</text:p>
          </table:table-cell>
          <table:table-cell table:style-name="empty" table:number-columns-repeated="7"/>
          <table:table-cell table:number-columns-repeated="4"/>
          <table:table-cell office:value-type="string">
            <text:p>u-cjk-xa-3f0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3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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彳</text:p>
          </table:table-cell>
          <table:table-cell table:style-name="empty" table:number-columns-repeated="12"/>
          <table:table-cell table:number-columns-repeated="4"/>
          <table:table-cell office:value-type="string">
            <text:p>u-cjk-5f7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彡</text:p>
          </table:table-cell>
          <table:table-cell table:style-name="empty" table:number-columns-repeated="12"/>
          <table:table-cell table:number-columns-repeated="4"/>
          <table:table-cell office:value-type="string">
            <text:p>u-cjk-5f6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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3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3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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3344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𡿦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1fe6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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5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入</text:p>
          </table:table-cell>
          <table:table-cell table:style-name="empty" table:number-columns-repeated="13"/>
          <table:table-cell table:number-columns-repeated="4"/>
          <table:table-cell office:value-type="string">
            <text:p>u-cjk-516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𠓜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4d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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5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兆</text:p>
          </table:table-cell>
          <table:table-cell table:style-name="empty" table:number-columns-repeated="12"/>
          <table:table-cell table:number-columns-repeated="4"/>
          <table:table-cell office:value-type="string">
            <text:p>u-cjk-5146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八</text:p>
          </table:table-cell>
          <table:table-cell table:style-name="empty" table:number-columns-repeated="13"/>
          <table:table-cell table:number-columns-repeated="4"/>
          <table:table-cell office:value-type="string">
            <text:p>u-cjk-516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𠔁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5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1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𠔉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5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父</text:p>
          </table:table-cell>
          <table:table-cell table:style-name="empty" table:number-columns-repeated="12"/>
          <table:table-cell table:number-columns-repeated="4"/>
          <table:table-cell office:value-type="string">
            <text:p>u-cjk-72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425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谷</text:p>
          </table:table-cell>
          <table:table-cell table:style-name="empty" table:number-columns-repeated="12"/>
          <table:table-cell table:number-columns-repeated="4"/>
          <table:table-cell office:value-type="string">
            <text:p>u-cjk-8c37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glyph" office:value-type="string">
            <text:p>乂</text:p>
          </table:table-cell>
          <table:table-cell table:style-name="empty" table:number-columns-repeated="13"/>
          <table:table-cell table:number-columns-repeated="4"/>
          <table:table-cell office:value-type="string">
            <text:p>u-cjk-4e4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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f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爻</text:p>
          </table:table-cell>
          <table:table-cell table:style-name="empty" table:number-columns-repeated="12"/>
          <table:table-cell table:number-columns-repeated="4"/>
          <table:table-cell office:value-type="string">
            <text:p>u-cjk-723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x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㸚</text:p>
          </table:table-cell>
          <table:table-cell table:style-name="empty" table:number-columns-repeated="12"/>
          <table:table-cell table:number-columns-repeated="4"/>
          <table:table-cell office:value-type="string">
            <text:p>u-cjk-xa-3e1a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34444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𠂭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0a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4445235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鬯</text:p>
          </table:table-cell>
          <table:table-cell table:style-name="empty" table:number-columns-repeated="11"/>
          <table:table-cell table:number-columns-repeated="4"/>
          <table:table-cell office:value-type="string">
            <text:p>u-cjk-9b2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人</text:p>
          </table:table-cell>
          <table:table-cell table:style-name="empty" table:number-columns-repeated="13"/>
          <table:table-cell table:number-columns-repeated="4"/>
          <table:table-cell office:value-type="string">
            <text:p>u-cjk-4eb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从</text:p>
          </table:table-cell>
          <table:table-cell table:style-name="empty" table:number-columns-repeated="12"/>
          <table:table-cell table:number-columns-repeated="4"/>
          <table:table-cell office:value-type="string">
            <text:p>u-cjk-4ec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仌</text:p>
          </table:table-cell>
          <table:table-cell table:style-name="empty" table:number-columns-repeated="12"/>
          <table:table-cell table:number-columns-repeated="4"/>
          <table:table-cell office:value-type="string">
            <text:p>u-cjk-4ec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众</text:p>
          </table:table-cell>
          <table:table-cell table:style-name="empty" table:number-columns-repeated="12"/>
          <table:table-cell table:number-columns-repeated="4"/>
          <table:table-cell office:value-type="string">
            <text:p>u-cjk-4f1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xx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𠈌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20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亼</text:p>
          </table:table-cell>
          <table:table-cell table:style-name="empty" table:number-columns-repeated="12"/>
          <table:table-cell table:number-columns-repeated="4"/>
          <table:table-cell office:value-type="string">
            <text:p>u-cjk-4eb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12431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金</text:p>
          </table:table-cell>
          <table:table-cell table:style-name="empty" table:number-columns-repeated="11"/>
          <table:table-cell table:number-columns-repeated="4"/>
          <table:table-cell office:value-type="string">
            <text:p>u-cjk-91d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12431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鍂</text:p>
          </table:table-cell>
          <table:table-cell table:style-name="empty" table:number-columns-repeated="10"/>
          <table:table-cell table:number-columns-repeated="4"/>
          <table:table-cell office:value-type="string">
            <text:p>u-cjk-934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12431xx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鑫</text:p>
          </table:table-cell>
          <table:table-cell table:style-name="empty" table:number-columns-repeated="10"/>
          <table:table-cell table:number-columns-repeated="4"/>
          <table:table-cell office:value-type="string">
            <text:p>u-cjk-946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251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ce2" office:value-type="string">
            <text:p>合</text:p>
          </table:table-cell>
          <table:table-cell table:style-name="empty" table:number-columns-repeated="11"/>
          <table:table-cell table:number-columns-repeated="3"/>
          <table:table-cell office:value-type="string">
            <text:p>x</text:p>
          </table:table-cell>
          <table:table-cell office:value-type="string">
            <text:p>u-cjk-5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12513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㑒</text:p>
          </table:table-cell>
          <table:table-cell table:style-name="empty" table:number-columns-repeated="10"/>
          <table:table-cell table:number-columns-repeated="4"/>
          <table:table-cell office:value-type="string">
            <text:p>u-cjk-xa-34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亽</text:p>
          </table:table-cell>
          <table:table-cell table:style-name="empty" table:number-columns-repeated="12"/>
          <table:table-cell table:number-columns-repeated="4"/>
          <table:table-cell office:value-type="string">
            <text:p>u-cjk-4eb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4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仒</text:p>
          </table:table-cell>
          <table:table-cell table:style-name="empty" table:number-columns-repeated="11"/>
          <table:table-cell table:number-columns-repeated="4"/>
          <table:table-cell office:value-type="string">
            <text:p>u-cjk-4ed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5113251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倉</text:p>
          </table:table-cell>
          <table:table-cell table:style-name="empty" table:number-columns-repeated="11"/>
          <table:table-cell table:number-columns-repeated="4"/>
          <table:table-cell office:value-type="string">
            <text:p>u-cjk-50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511534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tree" office:value-type="string">
            <text:p>┌</text:p>
          </table:table-cell>
          <table:table-cell table:style-name="ce2" office:value-type="string">
            <text:p>食</text:p>
          </table:table-cell>
          <table:table-cell table:style-name="empty" table:number-columns-repeated="10"/>
          <table:table-cell table:number-columns-repeated="4"/>
          <table:table-cell office:value-type="string">
            <text:p>u-cjk-98d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51154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飠</text:p>
          </table:table-cell>
          <table:table-cell table:style-name="empty" table:number-columns-repeated="11"/>
          <table:table-cell table:number-columns-repeated="4"/>
          <table:table-cell office:value-type="string">
            <text:p>u-cjk-98e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4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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乊</text:p>
          </table:table-cell>
          <table:table-cell table:style-name="empty" table:number-columns-repeated="12"/>
          <table:table-cell table:number-columns-repeated="4"/>
          <table:table-cell office:value-type="string">
            <text:p>u-cjk-4e4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12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乎</text:p>
          </table:table-cell>
          <table:table-cell table:style-name="empty" table:number-columns-repeated="11"/>
          <table:table-cell table:number-columns-repeated="4"/>
          <table:table-cell office:value-type="string">
            <text:p>u-cjk-4e4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1234</text:p>
          </table:table-cell>
          <table:table-cell table:number-columns-repeated="3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釆</text:p>
          </table:table-cell>
          <table:table-cell table:style-name="empty" table:number-columns-repeated="10"/>
          <table:table-cell table:number-columns-repeated="4"/>
          <table:table-cell office:value-type="string">
            <text:p>u-cjk-91c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313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𠂟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009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3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爫</text:p>
          </table:table-cell>
          <table:table-cell table:style-name="empty" table:number-columns-repeated="11"/>
          <table:table-cell table:number-columns-repeated="4"/>
          <table:table-cell office:value-type="string">
            <text:p>u-cjk-722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33555444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爲</text:p>
          </table:table-cell>
          <table:table-cell table:style-name="empty" table:number-columns-repeated="10"/>
          <table:table-cell table:number-columns-repeated="4"/>
          <table:table-cell office:value-type="string">
            <text:p>u-cjk-72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35112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爭</text:p>
          </table:table-cell>
          <table:table-cell table:style-name="empty" table:number-columns-repeated="10"/>
          <table:table-cell table:number-columns-repeated="4"/>
          <table:table-cell office:value-type="string">
            <text:p>u-cjk-722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43533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豸</text:p>
          </table:table-cell>
          <table:table-cell table:style-name="empty" table:number-columns-repeated="10"/>
          <table:table-cell table:number-columns-repeated="4"/>
          <table:table-cell office:value-type="string">
            <text:p>u-cjk-8c7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4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乏</text:p>
          </table:table-cell>
          <table:table-cell table:style-name="empty" table:number-columns-repeated="12"/>
          <table:table-cell table:number-columns-repeated="4"/>
          <table:table-cell office:value-type="string">
            <text:p>u-cjk-4e4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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儿</text:p>
          </table:table-cell>
          <table:table-cell table:style-name="empty" table:number-columns-repeated="13"/>
          <table:table-cell table:number-columns-repeated="4"/>
          <table:table-cell office:value-type="string">
            <text:p>u-cjk-513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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d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么</text:p>
          </table:table-cell>
          <table:table-cell table:style-name="empty" table:number-columns-repeated="12"/>
          <table:table-cell table:number-columns-repeated="4"/>
          <table:table-cell office:value-type="string">
            <text:p>u-cjk-4e4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42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系</text:p>
          </table:table-cell>
          <table:table-cell table:style-name="empty" table:number-columns-repeated="12"/>
          <table:table-cell table:number-columns-repeated="4"/>
          <table:table-cell office:value-type="string">
            <text:p>u-cjk-7cfb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匕</text:p>
          </table:table-cell>
          <table:table-cell table:style-name="empty" table:number-columns-repeated="13"/>
          <table:table-cell table:number-columns-repeated="4"/>
          <table:table-cell office:value-type="string">
            <text:p>u-cjk-531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x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</text:p>
          </table:table-cell>
          <table:table-cell table:style-name="empty" table:number-columns-repeated="12"/>
          <table:table-cell table:number-columns-repeated="4"/>
          <table:table-cell office:value-type="string">
            <text:p>jzr-fig-e229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几</text:p>
          </table:table-cell>
          <table:table-cell table:style-name="empty" table:number-columns-repeated="13"/>
          <table:table-cell table:number-columns-repeated="4"/>
          <table:table-cell office:value-type="string">
            <text:p>u-cjk-51e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殳</text:p>
          </table:table-cell>
          <table:table-cell table:style-name="empty" table:number-columns-repeated="12"/>
          <table:table-cell table:number-columns-repeated="4"/>
          <table:table-cell office:value-type="string">
            <text:p>u-cjk-6bb3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九</text:p>
          </table:table-cell>
          <table:table-cell table:style-name="empty" table:number-columns-repeated="13"/>
          <table:table-cell table:number-columns-repeated="4"/>
          <table:table-cell office:value-type="string">
            <text:p>u-cjk-4e5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丸</text:p>
          </table:table-cell>
          <table:table-cell table:style-name="empty" table:number-columns-repeated="12"/>
          <table:table-cell table:number-columns-repeated="4"/>
          <table:table-cell office:value-type="string">
            <text:p>u-cjk-4e38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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乐</text:p>
          </table:table-cell>
          <table:table-cell table:style-name="empty" table:number-columns-repeated="12"/>
          <table:table-cell table:number-columns-repeated="4"/>
          <table:table-cell office:value-type="string">
            <text:p>u-cjk-4e5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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犭</text:p>
          </table:table-cell>
          <table:table-cell table:style-name="empty" table:number-columns-repeated="12"/>
          <table:table-cell table:number-columns-repeated="4"/>
          <table:table-cell office:value-type="string">
            <text:p>u-cjk-72ad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乃</text:p>
          </table:table-cell>
          <table:table-cell table:style-name="empty" table:number-columns-repeated="13"/>
          <table:table-cell table:number-columns-repeated="4"/>
          <table:table-cell office:value-type="string">
            <text:p>u-cjk-4e4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及</text:p>
          </table:table-cell>
          <table:table-cell table:style-name="empty" table:number-columns-repeated="12"/>
          <table:table-cell table:number-columns-repeated="4"/>
          <table:table-cell office:value-type="string">
            <text:p>u-cjk-53ca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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e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3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𧰨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7c28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𠘨</text:p>
          </table:table-cell>
          <table:table-cell table:style-name="empty" table:number-columns-repeated="13"/>
          <table:table-cell table:number-columns-repeated="4"/>
          <table:table-cell office:value-type="string">
            <text:p>u-cjk-xb-2062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1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𠂡</text:p>
          </table:table-cell>
          <table:table-cell table:style-name="empty" table:number-columns-repeated="12"/>
          <table:table-cell table:number-columns-repeated="4"/>
          <table:table-cell office:value-type="string">
            <text:p>u-cjk-xb-200a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凡</text:p>
          </table:table-cell>
          <table:table-cell table:style-name="empty" table:number-columns-repeated="12"/>
          <table:table-cell table:number-columns-repeated="4"/>
          <table:table-cell office:value-type="string">
            <text:p>u-cjk-51e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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e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</text:p>
          </table:table-cell>
          <table:table-cell table:style-name="empty" table:number-columns-repeated="12"/>
          <table:table-cell table:number-columns-repeated="4"/>
          <table:table-cell office:value-type="string">
            <text:p>jzr-fig-e20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3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4" office:value-type="string">
            <text:p>𠂔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009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勹</text:p>
          </table:table-cell>
          <table:table-cell table:style-name="empty" table:number-columns-repeated="13"/>
          <table:table-cell table:number-columns-repeated="4"/>
          <table:table-cell office:value-type="string">
            <text:p>u-cjk-52f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</text:p>
          </table:table-cell>
          <table:table-cell table:style-name="empty" table:number-columns-repeated="12"/>
          <table:table-cell table:number-columns-repeated="4"/>
          <table:table-cell office:value-type="string">
            <text:p>jzr-fig-e1a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3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匆</text:p>
          </table:table-cell>
          <table:table-cell table:style-name="empty" table:number-columns-repeated="11"/>
          <table:table-cell table:number-columns-repeated="4"/>
          <table:table-cell office:value-type="string">
            <text:p>u-cjk-53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3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勿</text:p>
          </table:table-cell>
          <table:table-cell table:style-name="empty" table:number-columns-repeated="10"/>
          <table:table-cell table:number-columns-repeated="4"/>
          <table:table-cell office:value-type="string">
            <text:p>u-cjk-52f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4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匃</text:p>
          </table:table-cell>
          <table:table-cell table:style-name="empty" table:number-columns-repeated="12"/>
          <table:table-cell table:number-columns-repeated="4"/>
          <table:table-cell office:value-type="string">
            <text:p>u-cjk-53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勺</text:p>
          </table:table-cell>
          <table:table-cell table:style-name="empty" table:number-columns-repeated="12"/>
          <table:table-cell table:number-columns-repeated="4"/>
          <table:table-cell office:value-type="string">
            <text:p>u-cjk-52fa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2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⺆</text:p>
          </table:table-cell>
          <table:table-cell table:style-name="empty" table:number-columns-repeated="13"/>
          <table:table-cell table:number-columns-repeated="4"/>
          <table:table-cell office:value-type="string">
            <text:p>u-cjk-rad2-2e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月</text:p>
          </table:table-cell>
          <table:table-cell table:style-name="empty" table:number-columns-repeated="12"/>
          <table:table-cell table:number-columns-repeated="4"/>
          <table:table-cell office:value-type="string">
            <text:p>u-cjk-67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1x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朋</text:p>
          </table:table-cell>
          <table:table-cell table:style-name="empty" table:number-columns-repeated="11"/>
          <table:table-cell table:number-columns-repeated="4"/>
          <table:table-cell office:value-type="string">
            <text:p>u-cjk-670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12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用</text:p>
          </table:table-cell>
          <table:table-cell table:style-name="empty" table:number-columns-repeated="11"/>
          <table:table-cell table:number-columns-repeated="4"/>
          <table:table-cell office:value-type="string">
            <text:p>u-cjk-752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15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甩</text:p>
          </table:table-cell>
          <table:table-cell table:style-name="empty" table:number-columns-repeated="10"/>
          <table:table-cell table:number-columns-repeated="4"/>
          <table:table-cell office:value-type="string">
            <text:p>u-cjk-752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5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册</text:p>
          </table:table-cell>
          <table:table-cell table:style-name="empty" table:number-columns-repeated="12"/>
          <table:table-cell table:number-columns-repeated="4"/>
          <table:table-cell office:value-type="string">
            <text:p>u-cjk-518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⺼</text:p>
          </table:table-cell>
          <table:table-cell table:style-name="empty" table:number-columns-repeated="12"/>
          <table:table-cell table:number-columns-repeated="4"/>
          <table:table-cell office:value-type="string">
            <text:p>u-cjk-rad2-2eb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丹</text:p>
          </table:table-cell>
          <table:table-cell table:style-name="empty" table:number-columns-repeated="12"/>
          <table:table-cell table:number-columns-repeated="4"/>
          <table:table-cell office:value-type="string">
            <text:p>u-cjk-4e39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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b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戶</text:p>
          </table:table-cell>
          <table:table-cell table:style-name="empty" table:number-columns-repeated="12"/>
          <table:table-cell table:number-columns-repeated="4"/>
          <table:table-cell office:value-type="string">
            <text:p>u-cjk-62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5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┌</text:p>
          </table:table-cell>
          <table:table-cell table:style-name="ce3" office:value-type="string">
            <text:p></text:p>
          </table:table-cell>
          <table:table-cell table:style-name="empty" table:number-columns-repeated="11"/>
          <table:table-cell table:number-columns-repeated="4"/>
          <table:table-cell office:value-type="string">
            <text:p>jzr-fig-e1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51</text:p>
          </table:table-cell>
          <table:table-cell table:number-columns-repeated="3"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鸟</text:p>
          </table:table-cell>
          <table:table-cell table:style-name="empty" table:number-columns-repeated="10"/>
          <table:table-cell table:number-columns-repeated="4"/>
          <table:table-cell office:value-type="string">
            <text:p>u-cjk-9e1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</text:p>
          </table:table-cell>
          <table:table-cell table:style-name="tree" office:value-type="string">
            <text:p>┊</text:p>
          </table:table-cell>
          <table:table-cell table:style-name="empty" table:number-columns-repeated="11"/>
          <table:table-cell table:number-columns-repeated="4"/>
          <table:table-cell office:value-type="string">
            <text:p>jzr-fig-e2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1</text:p>
          </table:table-cell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乌</text:p>
          </table:table-cell>
          <table:table-cell table:style-name="empty" table:number-columns-repeated="11"/>
          <table:table-cell table:number-columns-repeated="4"/>
          <table:table-cell office:value-type="string">
            <text:p>u-cjk-4e4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</text:p>
          </table:table-cell>
          <table:table-cell table:style-name="empty" table:number-columns-repeated="13"/>
          <table:table-cell table:number-columns-repeated="4"/>
          <table:table-cell office:value-type="string">
            <text:p>jzr-fig-e12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</text:p>
          </table:table-cell>
          <table:table-cell table:style-name="empty" table:number-columns-repeated="12"/>
          <table:table-cell table:number-columns-repeated="4"/>
          <table:table-cell office:value-type="string">
            <text:p>jzr-fig-e22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5</text:p>
          </table:table-cell>
          <table:table-cell table:number-columns-repeated="2"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2" office:value-type="string">
            <text:p>氏</text:p>
          </table:table-cell>
          <table:table-cell table:style-name="empty" table:number-columns-repeated="11"/>
          <table:table-cell table:number-columns-repeated="4"/>
          <table:table-cell office:value-type="string">
            <text:p>u-cjk-6c0f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54</text:p>
          </table:table-cell>
          <table:table-cell table:number-columns-repeated="2"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氐</text:p>
          </table:table-cell>
          <table:table-cell table:style-name="empty" table:number-columns-repeated="10"/>
          <table:table-cell table:number-columns-repeated="4"/>
          <table:table-cell office:value-type="string">
            <text:p>u-cjk-6c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number-columns-repeated="4" table:style-name="tree" office:value-type="string">
            <text:p>─</text:p>
          </table:table-cell>
          <table:table-cell table:style-name="ce4" office:value-type="string">
            <text:p>𠂎</text:p>
          </table:table-cell>
          <table:table-cell table:style-name="empty" table:number-columns-repeated="8"/>
          <table:table-cell table:number-columns-repeated="4"/>
          <table:table-cell office:value-type="string">
            <text:p>u-cjk-xb-2008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3" office:value-type="string">
            <text:p>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1a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𧘇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xb-2760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number-columns-repeated="2" table:style-name="tree" office:value-type="string">
            <text:p>─</text:p>
          </table:table-cell>
          <table:table-cell table:style-name="ce3" office:value-type="string">
            <text:p>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18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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23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3</text:p>
          </table:table-cell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4" office:value-type="string">
            <text:p>𠂑</text:p>
          </table:table-cell>
          <table:table-cell table:style-name="empty" table:number-columns-repeated="7"/>
          <table:table-cell table:number-columns-repeated="4"/>
          <table:table-cell office:value-type="string">
            <text:p>u-cjk-xb-2009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3524</text:p>
          </table:table-cell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└</text:p>
          </table:table-cell>
          <table:table-cell table:style-name="ce2" office:value-type="string">
            <text:p>卵</text:p>
          </table:table-cell>
          <table:table-cell table:style-name="empty" table:number-columns-repeated="6"/>
          <table:table-cell table:number-columns-repeated="4"/>
          <table:table-cell office:value-type="string">
            <text:p>u-cjk-53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53</text:p>
          </table:table-cell>
          <table:table-cell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└</text:p>
          </table:table-cell>
          <table:table-cell table:style-name="ce3" office:value-type="string">
            <text:p></text:p>
          </table:table-cell>
          <table:table-cell table:style-name="empty" table:number-columns-repeated="9"/>
          <table:table-cell table:number-columns-repeated="4"/>
          <table:table-cell office:value-type="string">
            <text:p>jzr-fig-e183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tree" office:value-type="string">
            <text:p>│</text:p>
          </table:table-cell>
          <table:table-cell table:style-name="empty" table:number-columns-repeated="14"/>
          <table:table-cell table:number-columns-repeated="1007"/>
        </table:table-row>
        <table:table-row table:style-name="ro1">
          <table:table-cell/>
          <table:table-cell office:value-type="string">
            <text:p>35</text:p>
          </table:table-cell>
          <table:table-cell table:style-name="tree" office:value-type="string">
            <text:p>└</text:p>
          </table:table-cell>
          <table:table-cell table:style-name="ce4" office:value-type="string">
            <text:p>𠂊</text:p>
          </table:table-cell>
          <table:table-cell table:style-name="empty" table:number-columns-repeated="13"/>
          <table:table-cell table:number-columns-repeated="4"/>
          <table:table-cell office:value-type="string">
            <text:p>u-cjk-xb-2008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13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厃</text:p>
          </table:table-cell>
          <table:table-cell table:style-name="empty" table:number-columns-repeated="12"/>
          <table:table-cell table:number-columns-repeated="4"/>
          <table:table-cell office:value-type="string">
            <text:p>u-cjk-538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</text:p>
          </table:table-cell>
          <table:table-cell/>
          <table:table-cell table:style-name="tree" office:value-type="string">
            <text:p>├</text:p>
          </table:table-cell>
          <table:table-cell table:style-name="tree" office:value-type="string">
            <text:p>─</text:p>
          </table:table-cell>
          <table:table-cell table:style-name="ce4" office:value-type="string">
            <text:p>𠮥</text:p>
          </table:table-cell>
          <table:table-cell table:style-name="empty" table:number-columns-repeated="11"/>
          <table:table-cell table:number-columns-repeated="4"/>
          <table:table-cell office:value-type="string">
            <text:p>u-cjk-xb-20ba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1535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㲋</text:p>
          </table:table-cell>
          <table:table-cell table:style-name="empty" table:number-columns-repeated="10"/>
          <table:table-cell table:number-columns-repeated="4"/>
          <table:table-cell office:value-type="string">
            <text:p>u-cjk-xa-3c8b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21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3" office:value-type="string">
            <text:p></text:p>
          </table:table-cell>
          <table:table-cell table:style-name="empty" table:number-columns-repeated="10"/>
          <table:table-cell table:number-columns-repeated="4"/>
          <table:table-cell office:value-type="string">
            <text:p>jzr-fig-e13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211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ce2" office:value-type="string">
            <text:p>鱼</text:p>
          </table:table-cell>
          <table:table-cell table:style-name="empty" table:number-columns-repeated="9"/>
          <table:table-cell table:number-columns-repeated="4"/>
          <table:table-cell office:value-type="string">
            <text:p>u-cjk-9c7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214444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/>
          <table:table-cell table:style-name="ce2" office:value-type="string">
            <text:p>魚</text:p>
          </table:table-cell>
          <table:table-cell table:style-name="empty" table:number-columns-repeated="9"/>
          <table:table-cell table:number-columns-repeated="4"/>
          <table:table-cell office:value-type="string">
            <text:p>u-cjk-9b5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2515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4" office:value-type="string">
            <text:p>𪛉</text:p>
          </table:table-cell>
          <table:table-cell table:style-name="empty" table:number-columns-repeated="10"/>
          <table:table-cell table:number-columns-repeated="4"/>
          <table:table-cell office:value-type="string">
            <text:p>u-cjk-xb-2a6c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34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奂</text:p>
          </table:table-cell>
          <table:table-cell table:style-name="tree" office:value-type="string">
            <text:p>│</text:p>
          </table:table-cell>
          <table:table-cell table:style-name="empty" table:number-columns-repeated="11"/>
          <table:table-cell table:number-columns-repeated="4"/>
          <table:table-cell office:value-type="string">
            <text:p>u-cjk-594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35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免</text:p>
          </table:table-cell>
          <table:table-cell table:style-name="empty" table:number-columns-repeated="10"/>
          <table:table-cell table:number-columns-repeated="4"/>
          <table:table-cell office:value-type="string">
            <text:p>u-cjk-514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353334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├</text:p>
          </table:table-cell>
          <table:table-cell table:style-name="ce2" office:value-type="string">
            <text:p>象</text:p>
          </table:table-cell>
          <table:table-cell table:style-name="empty" table:number-columns-repeated="10"/>
          <table:table-cell table:number-columns-repeated="4"/>
          <table:table-cell office:value-type="string">
            <text:p>u-cjk-8c6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1354</text:p>
          </table:table-cell>
          <table:table-cell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2" office:value-type="string">
            <text:p>兔</text:p>
          </table:table-cell>
          <table:table-cell table:style-name="empty" table:number-columns-repeated="10"/>
          <table:table-cell table:number-columns-repeated="4"/>
          <table:table-cell office:value-type="string">
            <text:p>u-cjk-515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2534134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奐</text:p>
          </table:table-cell>
          <table:table-cell table:style-name="empty" table:number-columns-repeated="12"/>
          <table:table-cell table:number-columns-repeated="4"/>
          <table:table-cell office:value-type="string">
            <text:p>u-cjk-595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4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欠</text:p>
          </table:table-cell>
          <table:table-cell table:style-name="empty" table:number-columns-repeated="12"/>
          <table:table-cell table:number-columns-repeated="4"/>
          <table:table-cell office:value-type="string">
            <text:p>u-cjk-6b2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35112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角</text:p>
          </table:table-cell>
          <table:table-cell table:style-name="empty" table:number-columns-repeated="12"/>
          <table:table-cell table:number-columns-repeated="4"/>
          <table:table-cell office:value-type="string">
            <text:p>u-cjk-89d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久</text:p>
          </table:table-cell>
          <table:table-cell table:style-name="empty" table:number-columns-repeated="12"/>
          <table:table-cell table:number-columns-repeated="4"/>
          <table:table-cell office:value-type="string">
            <text:p>u-cjk-4e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Default"/>
          <table:table-cell table:style-name="tree" office:value-type="string">
            <text:p>├</text:p>
          </table:table-cell>
          <table:table-cell table:number-columns-repeated="4" table:style-name="tree" office:value-type="string">
            <text:p>─</text:p>
          </table:table-cell>
          <table:table-cell table:style-name="ce2" office:value-type="string">
            <text:p>夊</text:p>
          </table:table-cell>
          <table:table-cell table:style-name="empty" table:number-columns-repeated="8"/>
          <table:table-cell table:number-columns-repeated="4"/>
          <table:table-cell office:value-type="string">
            <text:p>u-cjk-590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Default"/>
          <table:table-cell table:style-name="tree" office:value-type="string">
            <text:p>├</text:p>
          </table:table-cell>
          <table:table-cell table:style-name="ce4" office:value-type="string">
            <text:p>𠚤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xb-206a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</text:p>
          </table:table-cell>
          <table:table-cell table:style-name="Default"/>
          <table:table-cell table:style-name="tree" office:value-type="string">
            <text:p>├</text:p>
          </table:table-cell>
          <table:table-cell table:style-name="ce2" office:value-type="string">
            <text:p>夕</text:p>
          </table:table-cell>
          <table:table-cell table:style-name="empty" table:number-columns-repeated="3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591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354</text:p>
          </table:table-cell>
          <table:table-cell table:style-name="Default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4" office:value-type="string">
            <text:p>𡖇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xb-2158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354</text:p>
          </table:table-cell>
          <table:table-cell table:style-name="Default"/>
          <table:table-cell table:style-name="tree" office:value-type="string">
            <text:p>│</text:p>
          </table:table-cell>
          <table:table-cell table:style-name="tree" office:value-type="string">
            <text:p>├</text:p>
          </table:table-cell>
          <table:table-cell table:style-name="ce2" office:value-type="string">
            <text:p>多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u-cjk-591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4</text:p>
          </table:table-cell>
          <table:table-cell table:style-name="Default"/>
          <table:table-cell table:number-columns-repeated="2" table:style-name="tree" office:value-type="string">
            <text:p>│</text:p>
          </table:table-cell>
          <table:table-cell table:style-name="empty" table:number-columns-repeated="3"/>
          <table:table-cell table:style-name="tree" office:value-type="string">
            <text:p>├</text:p>
          </table:table-cell>
          <table:table-cell table:style-name="ce3" office:value-type="string">
            <text:p></text:p>
          </table:table-cell>
          <table:table-cell table:style-name="empty" table:number-columns-repeated="7"/>
          <table:table-cell table:number-columns-repeated="4"/>
          <table:table-cell office:value-type="string">
            <text:p>jzr-fig-e23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4</text:p>
          </table:table-cell>
          <table:table-cell table:style-name="Default"/>
          <table:table-cell table:style-name="tree" office:value-type="string">
            <text:p>│</text:p>
          </table:table-cell>
          <table:table-cell table:style-name="tree" office:value-type="string">
            <text:p>└</text:p>
          </table:table-cell>
          <table:table-cell table:style-name="ce3" office:value-type="string">
            <text:p></text:p>
          </table:table-cell>
          <table:table-cell table:style-name="empty" table:number-columns-repeated="2"/>
          <table:table-cell table:style-name="tree" office:value-type="string">
            <text:p>│</text:p>
          </table:table-cell>
          <table:table-cell table:style-name="empty" table:number-columns-repeated="8"/>
          <table:table-cell table:number-columns-repeated="4"/>
          <table:table-cell office:value-type="string">
            <text:p>jzr-fig-e18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44</text:p>
          </table:table-cell>
          <table:table-cell table:style-name="Default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│</text:p>
          </table:table-cell>
          <table:table-cell table:style-name="empty" table:number-columns-repeated="2"/>
          <table:table-cell table:style-name="tree" office:value-type="string">
            <text:p>└</text:p>
          </table:table-cell>
          <table:table-cell table:style-name="ce2" office:value-type="string">
            <text:p>冬</text:p>
          </table:table-cell>
          <table:table-cell table:style-name="empty" table:number-columns-repeated="7"/>
          <table:table-cell table:number-columns-repeated="4"/>
          <table:table-cell office:value-type="string">
            <text:p>u-cjk-51a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4454</text:p>
          </table:table-cell>
          <table:table-cell table:style-name="Default"/>
          <table:table-cell table:style-name="tree" office:value-type="string">
            <text:p>│</text:p>
          </table:table-cell>
          <table:table-cell table:style-name="empty"/>
          <table:table-cell table:style-name="tree" office:value-type="string">
            <text:p>└</text:p>
          </table:table-cell>
          <table:table-cell table:style-name="ce3" office:value-type="string">
            <text:p></text:p>
          </table:table-cell>
          <table:table-cell table:style-name="empty" table:number-columns-repeated="10"/>
          <table:table-cell table:number-columns-repeated="4"/>
          <table:table-cell office:value-type="string">
            <text:p>jzr-fig-e1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饣</text:p>
          </table:table-cell>
          <table:table-cell table:style-name="empty" table:number-columns-repeated="12"/>
          <table:table-cell table:number-columns-repeated="4"/>
          <table:table-cell office:value-type="string">
            <text:p>u-cjk-996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11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刍</text:p>
          </table:table-cell>
          <table:table-cell table:style-name="empty" table:number-columns-repeated="12"/>
          <table:table-cell table:number-columns-repeated="4"/>
          <table:table-cell office:value-type="string">
            <text:p>u-cjk-520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112</text:p>
          </table:table-cell>
          <table:table-cell/>
          <table:table-cell table:style-name="tree" office:value-type="string">
            <text:p>├</text:p>
          </table:table-cell>
          <table:table-cell table:style-name="ce2" office:value-type="string">
            <text:p>争</text:p>
          </table:table-cell>
          <table:table-cell table:style-name="empty" table:number-columns-repeated="12"/>
          <table:table-cell table:number-columns-repeated="4"/>
          <table:table-cell office:value-type="string">
            <text:p>u-cjk-4e8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355215</text:p>
          </table:table-cell>
          <table:table-cell/>
          <table:table-cell table:style-name="tree" office:value-type="string">
            <text:p>└</text:p>
          </table:table-cell>
          <table:table-cell table:style-name="ce2" office:value-type="string">
            <text:p>色</text:p>
          </table:table-cell>
          <table:table-cell table:style-name="empty" table:number-columns-repeated="12"/>
          <table:table-cell table:number-columns-repeated="4"/>
          <table:table-cell office:value-type="string">
            <text:p>u-cjk-8272</text:p>
          </table:table-cell>
          <table:table-cell table:number-columns-repeated="1002"/>
        </table:table-row>
        <table:table-row table:style-name="ro1">
          <table:table-cell office:value-type="string">
            <text:p>xxxxxxx</text:p>
          </table:table-cell>
          <table:table-cell table:number-columns-repeated="2"/>
          <table:table-cell table:style-name="Default"/>
          <table:table-cell table:style-name="empty" table:number-columns-repeated="13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empty" table:number-columns-repeated="13"/>
          <table:table-cell table:number-columns-repeated="1007"/>
        </table:table-row>
        <table:table-row table:style-name="ro1" table:number-rows-repeated="1047294">
          <table:table-cell table:number-columns-repeated="1024"/>
        </table:table-row>
        <table:table-row table:style-name="ro3" table:number-rows-repeated="9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Garamond Pro" svg:font-family="'Adobe Garamond Pro'" style:font-family-generic="swiss" style:font-pitch="variable"/>
    <style:font-face style:name="Arial" svg:font-family="Arial" style:font-family-generic="swiss" style:font-pitch="variable"/>
    <style:font-face style:name="BabelStone Han" svg:font-family="'BabelStone Han'" style:font-family-generic="swiss" style:font-pitch="variable"/>
    <style:font-face style:name="DejaVu Sans Condensed" svg:font-family="'DejaVu Sans Condensed'" style:font-family-generic="swiss" style:font-pitch="variable"/>
    <style:font-face style:name="HanaMinA" svg:font-family="HanaMinA" style:font-family-generic="swiss" style:font-pitch="variable"/>
    <style:font-face style:name="Sun-ExtA" svg:font-family="Sun-ExtA" style:font-family-generic="swiss" style:font-pitch="variable"/>
    <style:font-face style:name="jizura2" svg:font-family="jizura2" style:font-family-generic="swiss" style:font-pitch="variable"/>
    <style:font-face style:name="sunflower-u-cjk-xb" svg:font-family="sunflower-u-cjk-xb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 style:data-style-name="N100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font-name="Arial" fo:font-size="10pt" style:font-name-asian="Sun-ExtA" style:font-size-asian="10pt" style:font-name-complex="Arial Unicode MS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ee" style:family="table-cell" style:parent-style-name="Default" style:data-style-name="N100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color="#999999" style:font-name="Sun-ExtA" fo:font-size="16pt" style:font-name-asian="Sun-ExtA" style:font-size-asian="16pt"/>
    </style:style>
    <style:style style:name="strokecode" style:family="table-cell" style:parent-style-name="Default">
      <style:text-properties style:font-name="DejaVu Sans Condensed" fo:font-size="8pt" style:font-size-asian="8pt" style:font-size-complex="8pt"/>
    </style:style>
    <style:style style:name="fncr" style:family="table-cell" style:parent-style-name="Default" style:data-style-name="N100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start" fo:margin-left="0cm"/>
      <style:text-properties style:font-name="DejaVu Sans Condensed" fo:font-size="8pt" style:font-name-asian="Adobe Garamond Pro" style:font-size-asian="8pt"/>
    </style:style>
    <style:style style:name="glyph" style:family="table-cell" style:parent-style-name="Default" style:data-style-name="N100">
      <style:table-cell-properties fo:background-color="#99cccc" style:text-align-source="fix" style:repeat-content="false" fo:wrap-option="no-wrap" fo:border="none" style:vertical-align="middle"/>
      <style:paragraph-properties fo:text-align="center" fo:margin-left="0cm"/>
      <style:text-properties style:font-name="Sun-ExtA" fo:font-size="14pt" style:font-name-asian="Sun-ExtA" style:font-size-asian="14pt"/>
    </style:style>
    <style:style style:name="empty" style:family="table-cell" style:parent-style-name="Default" style:data-style-name="N100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color="#ff3333" style:font-name="Sun-ExtA" fo:font-size="16pt" style:font-name-asian="Sun-ExtA" style:font-size-asian="16pt" style:font-size-complex="16pt"/>
    </style:style>
    <style:style style:name="missing" style:family="table-cell" style:parent-style-name="tree">
      <style:text-properties fo:color="#ff3333" fo:font-weight="bol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2.03.2014</text:date>, <text:time>00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19:20:52</meta:creation-date>
    <dc:date>2014-03-02T00:02:45</dc:date>
    <meta:editing-duration>P1DT7H5M51S</meta:editing-duration>
    <meta:editing-cycles>341</meta:editing-cycles>
    <meta:generator>OpenOffice/4.0.1$Unix OpenOffice.org_project/401m5$Build-9714</meta:generator>
    <dc:creator>flow </dc:creator>
    <meta:document-statistic meta:table-count="1" meta:cell-count="1676" meta:object-count="0"/>
    <meta:user-defined meta:name="Info 1"/>
    <meta:user-defined meta:name="Info 2"/>
    <meta:user-defined meta:name="Info 3"/>
    <meta:user-defined meta:name="Info 4"/>
  </office:meta>
</office:document-meta>
</file>